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1-0_sc_WORD,rule</text:p>
          </table:table-cell>
          <table:table-cell office:value-type="float" office:value="1190271" calcext:value-type="float">
            <text:p>119027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1-0_WORD,rule</text:p>
          </table:table-cell>
          <table:table-cell office:value-type="float" office:value="290310" calcext:value-type="float">
            <text:p>29031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day_cc_WORD,rule</text:p>
          </table:table-cell>
          <table:table-cell office:value-type="float" office:value="899961" calcext:value-type="float">
            <text:p>89996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day_dd_WORD,rule</text:p>
          </table:table-cell>
          <table:table-cell office:value-type="float" office:value="89996100" calcext:value-type="float">
            <text:p>89996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day_mon_dd_WORD,rule</text:p>
          </table:table-cell>
          <table:table-cell office:value-type="float" office:value="1060328244" calcext:value-type="float">
            <text:p>106032824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day_WORD,rule</text:p>
          </table:table-cell>
          <table:table-cell office:value-type="float" office:value="899961" calcext:value-type="float">
            <text:p>89996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day_WORD_dd,rule</text:p>
          </table:table-cell>
          <table:table-cell office:value-type="float" office:value="89996100" calcext:value-type="float">
            <text:p>89996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day_WORD_sc,rule</text:p>
          </table:table-cell>
          <table:table-cell office:value-type="float" office:value="4499805" calcext:value-type="float">
            <text:p>449980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day_WORD_year,rule</text:p>
          </table:table-cell>
          <table:table-cell office:value-type="float" office:value="149219340" calcext:value-type="float">
            <text:p>1492193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dddd_WORD,rule</text:p>
          </table:table-cell>
          <table:table-cell office:value-type="float" office:value="290310000" calcext:value-type="float">
            <text:p>29031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ddd_WORD,rule</text:p>
          </table:table-cell>
          <table:table-cell office:value-type="float" office:value="29031000" calcext:value-type="float">
            <text:p>29031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dd_WORD,rule</text:p>
          </table:table-cell>
          <table:table-cell office:value-type="float" office:value="2903100" calcext:value-type="float">
            <text:p>2903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d_sc_WORD,rule</text:p>
          </table:table-cell>
          <table:table-cell office:value-type="float" office:value="1451550" calcext:value-type="float">
            <text:p>14515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d_WORD,rule</text:p>
          </table:table-cell>
          <table:table-cell office:value-type="float" office:value="290310" calcext:value-type="float">
            <text:p>29031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sc_dddd_WORD,rule</text:p>
          </table:table-cell>
          <table:table-cell office:value-type="float" office:value="1451550000" calcext:value-type="float">
            <text:p>14515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sc_dd_WORD,rule</text:p>
          </table:table-cell>
          <table:table-cell office:value-type="float" office:value="14515500" calcext:value-type="float">
            <text:p>14515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sc_WORD_d,rule</text:p>
          </table:table-cell>
          <table:table-cell office:value-type="float" office:value="1161240" calcext:value-type="float">
            <text:p>11612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sc_WORD_dd_mon_sc,rule</text:p>
          </table:table-cell>
          <table:table-cell office:value-type="float" office:value="150961200" calcext:value-type="float">
            <text:p>150961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sc_WORD_dd_sc,rule</text:p>
          </table:table-cell>
          <table:table-cell office:value-type="float" office:value="11612400" calcext:value-type="float">
            <text:p>11612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sc_WORD_mon_day_sc,rule</text:p>
          </table:table-cell>
          <table:table-cell office:value-type="float" office:value="48307584" calcext:value-type="float">
            <text:p>4830758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sc_WORD_year,rule</text:p>
          </table:table-cell>
          <table:table-cell office:value-type="float" office:value="15096120" calcext:value-type="float">
            <text:p>150961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sc_WORD_year_sc,rule</text:p>
          </table:table-cell>
          <table:table-cell office:value-type="float" office:value="15096120" calcext:value-type="float">
            <text:p>150961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sc_year_WORD,rule</text:p>
          </table:table-cell>
          <table:table-cell office:value-type="float" office:value="18870150" calcext:value-type="float">
            <text:p>188701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2sc_dd,rule</text:p>
          </table:table-cell>
          <table:table-cell office:value-type="float" office:value="20350731" calcext:value-type="float">
            <text:p>2035073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day_dd_mon,rule</text:p>
          </table:table-cell>
          <table:table-cell office:value-type="float" office:value="1207718631" calcext:value-type="float">
            <text:p>120771863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day_mon,rule</text:p>
          </table:table-cell>
          <table:table-cell office:value-type="float" office:value="12134958" calcext:value-type="float">
            <text:p>1213495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day_mon_dd,rule</text:p>
          </table:table-cell>
          <table:table-cell office:value-type="float" office:value="1060328244" calcext:value-type="float">
            <text:p>106032824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day_mon_sc,rule</text:p>
          </table:table-cell>
          <table:table-cell office:value-type="float" office:value="72635562" calcext:value-type="float">
            <text:p>7263556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day_mon_year,rule</text:p>
          </table:table-cell>
          <table:table-cell office:value-type="float" office:value="539976600" calcext:value-type="float">
            <text:p>539976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dd,rule</text:p>
          </table:table-cell>
          <table:table-cell office:value-type="float" office:value="2903100" calcext:value-type="float">
            <text:p>2903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ddd,rule</text:p>
          </table:table-cell>
          <table:table-cell office:value-type="float" office:value="29031000" calcext:value-type="float">
            <text:p>29031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dddd,rule</text:p>
          </table:table-cell>
          <table:table-cell office:value-type="float" office:value="290310000" calcext:value-type="float">
            <text:p>29031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ddd_sc,rule</text:p>
          </table:table-cell>
          <table:table-cell office:value-type="float" office:value="203246031" calcext:value-type="float">
            <text:p>20324603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dd_2sc,rule</text:p>
          </table:table-cell>
          <table:table-cell office:value-type="float" office:value="20321700" calcext:value-type="float">
            <text:p>20321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dd_age,rule</text:p>
          </table:table-cell>
          <table:table-cell office:value-type="float" office:value="32514720" calcext:value-type="float">
            <text:p>325147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dd_age_sc,rule</text:p>
          </table:table-cell>
          <table:table-cell office:value-type="float" office:value="194914134" calcext:value-type="float">
            <text:p>19491413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dd_sc,rule</text:p>
          </table:table-cell>
          <table:table-cell office:value-type="float" office:value="20350731" calcext:value-type="float">
            <text:p>2035073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mon_dd,rule</text:p>
          </table:table-cell>
          <table:table-cell office:value-type="float" office:value="37769331" calcext:value-type="float">
            <text:p>3776933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mon_dd_sc,rule</text:p>
          </table:table-cell>
          <table:table-cell office:value-type="float" office:value="226441800" calcext:value-type="float">
            <text:p>226441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pd,rule</text:p>
          </table:table-cell>
          <table:table-cell office:value-type="float" office:value="2003139" calcext:value-type="float">
            <text:p>200313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sc_dd,rule</text:p>
          </table:table-cell>
          <table:table-cell office:value-type="float" office:value="17418600" calcext:value-type="float">
            <text:p>17418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sc_year,rule</text:p>
          </table:table-cell>
          <table:table-cell office:value-type="float" office:value="13963911" calcext:value-type="float">
            <text:p>1396391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year,rule</text:p>
          </table:table-cell>
          <table:table-cell office:value-type="float" office:value="3774030" calcext:value-type="float">
            <text:p>377403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year_mon,rule</text:p>
          </table:table-cell>
          <table:table-cell office:value-type="float" office:value="27898791" calcext:value-type="float">
            <text:p>2789879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year_sc,rule</text:p>
          </table:table-cell>
          <table:table-cell office:value-type="float" office:value="124252680" calcext:value-type="float">
            <text:p>1242526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year_sc_WORD,rule</text:p>
          </table:table-cell>
          <table:table-cell office:value-type="float" office:value="18870150" calcext:value-type="float">
            <text:p>188701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year_WORD,rule</text:p>
          </table:table-cell>
          <table:table-cell office:value-type="float" office:value="3774030" calcext:value-type="float">
            <text:p>377403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year_WORD_sc,rule</text:p>
          </table:table-cell>
          <table:table-cell office:value-type="float" office:value="15096120" calcext:value-type="float">
            <text:p>150961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1-0_sc_wORD,rule</text:p>
          </table:table-cell>
          <table:table-cell office:value-type="float" office:value="1190271" calcext:value-type="float">
            <text:p>119027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1-0_wORD,rule</text:p>
          </table:table-cell>
          <table:table-cell office:value-type="float" office:value="290310" calcext:value-type="float">
            <text:p>29031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day_cc_wORD,rule</text:p>
          </table:table-cell>
          <table:table-cell office:value-type="float" office:value="899961" calcext:value-type="float">
            <text:p>89996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day_dd_wORD,rule</text:p>
          </table:table-cell>
          <table:table-cell office:value-type="float" office:value="89996100" calcext:value-type="float">
            <text:p>89996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day_mon_dd_wORD,rule</text:p>
          </table:table-cell>
          <table:table-cell office:value-type="float" office:value="1060328244" calcext:value-type="float">
            <text:p>106032824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day_wORD,rule</text:p>
          </table:table-cell>
          <table:table-cell office:value-type="float" office:value="899961" calcext:value-type="float">
            <text:p>89996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day_wORD_dd,rule</text:p>
          </table:table-cell>
          <table:table-cell office:value-type="float" office:value="89996100" calcext:value-type="float">
            <text:p>89996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day_wORD_sc,rule</text:p>
          </table:table-cell>
          <table:table-cell office:value-type="float" office:value="4499805" calcext:value-type="float">
            <text:p>449980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day_wORD_year,rule</text:p>
          </table:table-cell>
          <table:table-cell office:value-type="float" office:value="149219340" calcext:value-type="float">
            <text:p>1492193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dddd_wORD,rule</text:p>
          </table:table-cell>
          <table:table-cell office:value-type="float" office:value="290310000" calcext:value-type="float">
            <text:p>29031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ddd_wORD,rule</text:p>
          </table:table-cell>
          <table:table-cell office:value-type="float" office:value="29031000" calcext:value-type="float">
            <text:p>29031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dd_wORD,rule</text:p>
          </table:table-cell>
          <table:table-cell office:value-type="float" office:value="2903100" calcext:value-type="float">
            <text:p>2903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d_sc_wORD,rule</text:p>
          </table:table-cell>
          <table:table-cell office:value-type="float" office:value="1451550" calcext:value-type="float">
            <text:p>14515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d_wORD,rule</text:p>
          </table:table-cell>
          <table:table-cell office:value-type="float" office:value="290310" calcext:value-type="float">
            <text:p>29031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sc_dddd_wORD,rule</text:p>
          </table:table-cell>
          <table:table-cell office:value-type="float" office:value="1451550000" calcext:value-type="float">
            <text:p>14515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sc_dd_wORD,rule</text:p>
          </table:table-cell>
          <table:table-cell office:value-type="float" office:value="14515500" calcext:value-type="float">
            <text:p>14515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sc_wORD_d,rule</text:p>
          </table:table-cell>
          <table:table-cell office:value-type="float" office:value="1161240" calcext:value-type="float">
            <text:p>11612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sc_wORD_dd_mon_sc,rule</text:p>
          </table:table-cell>
          <table:table-cell office:value-type="float" office:value="150961200" calcext:value-type="float">
            <text:p>150961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sc_wORD_dd_sc,rule</text:p>
          </table:table-cell>
          <table:table-cell office:value-type="float" office:value="11612400" calcext:value-type="float">
            <text:p>11612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sc_wORD_mon_day_sc,rule</text:p>
          </table:table-cell>
          <table:table-cell office:value-type="float" office:value="48307584" calcext:value-type="float">
            <text:p>4830758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sc_wORD_year,rule</text:p>
          </table:table-cell>
          <table:table-cell office:value-type="float" office:value="15096120" calcext:value-type="float">
            <text:p>150961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sc_wORD_year_sc,rule</text:p>
          </table:table-cell>
          <table:table-cell office:value-type="float" office:value="15096120" calcext:value-type="float">
            <text:p>150961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sc_year_wORD,rule</text:p>
          </table:table-cell>
          <table:table-cell office:value-type="float" office:value="18870150" calcext:value-type="float">
            <text:p>188701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2sc_dd,rule</text:p>
          </table:table-cell>
          <table:table-cell office:value-type="float" office:value="20350731" calcext:value-type="float">
            <text:p>2035073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day_dd_mon,rule</text:p>
          </table:table-cell>
          <table:table-cell office:value-type="float" office:value="1207718631" calcext:value-type="float">
            <text:p>120771863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day_mon,rule</text:p>
          </table:table-cell>
          <table:table-cell office:value-type="float" office:value="12134958" calcext:value-type="float">
            <text:p>1213495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day_mon_dd,rule</text:p>
          </table:table-cell>
          <table:table-cell office:value-type="float" office:value="1060328244" calcext:value-type="float">
            <text:p>106032824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day_mon_sc,rule</text:p>
          </table:table-cell>
          <table:table-cell office:value-type="float" office:value="72635562" calcext:value-type="float">
            <text:p>7263556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day_mon_year,rule</text:p>
          </table:table-cell>
          <table:table-cell office:value-type="float" office:value="539976600" calcext:value-type="float">
            <text:p>539976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dd,rule</text:p>
          </table:table-cell>
          <table:table-cell office:value-type="float" office:value="2903100" calcext:value-type="float">
            <text:p>2903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ddd,rule</text:p>
          </table:table-cell>
          <table:table-cell office:value-type="float" office:value="29031000" calcext:value-type="float">
            <text:p>29031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dddd,rule</text:p>
          </table:table-cell>
          <table:table-cell office:value-type="float" office:value="290310000" calcext:value-type="float">
            <text:p>29031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ddd_sc,rule</text:p>
          </table:table-cell>
          <table:table-cell office:value-type="float" office:value="203246031" calcext:value-type="float">
            <text:p>20324603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dd_2sc,rule</text:p>
          </table:table-cell>
          <table:table-cell office:value-type="float" office:value="20321700" calcext:value-type="float">
            <text:p>20321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dd_age,rule</text:p>
          </table:table-cell>
          <table:table-cell office:value-type="float" office:value="32514720" calcext:value-type="float">
            <text:p>325147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dd_age_sc,rule</text:p>
          </table:table-cell>
          <table:table-cell office:value-type="float" office:value="194914134" calcext:value-type="float">
            <text:p>19491413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dd_sc,rule</text:p>
          </table:table-cell>
          <table:table-cell office:value-type="float" office:value="20350731" calcext:value-type="float">
            <text:p>2035073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mon_dd,rule</text:p>
          </table:table-cell>
          <table:table-cell office:value-type="float" office:value="37769331" calcext:value-type="float">
            <text:p>3776933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mon_dd_sc,rule</text:p>
          </table:table-cell>
          <table:table-cell office:value-type="float" office:value="226441800" calcext:value-type="float">
            <text:p>226441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pd,rule</text:p>
          </table:table-cell>
          <table:table-cell office:value-type="float" office:value="2003139" calcext:value-type="float">
            <text:p>200313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sc_dd,rule</text:p>
          </table:table-cell>
          <table:table-cell office:value-type="float" office:value="17418600" calcext:value-type="float">
            <text:p>17418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sc_year,rule</text:p>
          </table:table-cell>
          <table:table-cell office:value-type="float" office:value="13963911" calcext:value-type="float">
            <text:p>1396391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year,rule</text:p>
          </table:table-cell>
          <table:table-cell office:value-type="float" office:value="3774030" calcext:value-type="float">
            <text:p>377403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year_mon,rule</text:p>
          </table:table-cell>
          <table:table-cell office:value-type="float" office:value="27898791" calcext:value-type="float">
            <text:p>2789879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year_sc,rule</text:p>
          </table:table-cell>
          <table:table-cell office:value-type="float" office:value="124252680" calcext:value-type="float">
            <text:p>1242526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year_sc_wORD,rule</text:p>
          </table:table-cell>
          <table:table-cell office:value-type="float" office:value="18870150" calcext:value-type="float">
            <text:p>188701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year_wORD,rule</text:p>
          </table:table-cell>
          <table:table-cell office:value-type="float" office:value="3774030" calcext:value-type="float">
            <text:p>377403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year_wORD_sc,rule</text:p>
          </table:table-cell>
          <table:table-cell office:value-type="float" office:value="15096120" calcext:value-type="float">
            <text:p>150961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1-0_sc_Word,rule</text:p>
          </table:table-cell>
          <table:table-cell office:value-type="float" office:value="1190271" calcext:value-type="float">
            <text:p>119027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1-0_Word,rule</text:p>
          </table:table-cell>
          <table:table-cell office:value-type="float" office:value="290310" calcext:value-type="float">
            <text:p>29031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day_cc_Word,rule</text:p>
          </table:table-cell>
          <table:table-cell office:value-type="float" office:value="899961" calcext:value-type="float">
            <text:p>89996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day_dd_Word,rule</text:p>
          </table:table-cell>
          <table:table-cell office:value-type="float" office:value="89996100" calcext:value-type="float">
            <text:p>89996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day_mon_dd_Word,rule</text:p>
          </table:table-cell>
          <table:table-cell office:value-type="float" office:value="1060328244" calcext:value-type="float">
            <text:p>106032824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day_Word,rule</text:p>
          </table:table-cell>
          <table:table-cell office:value-type="float" office:value="899961" calcext:value-type="float">
            <text:p>89996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day_Word_dd,rule</text:p>
          </table:table-cell>
          <table:table-cell office:value-type="float" office:value="89996100" calcext:value-type="float">
            <text:p>89996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day_Word_sc,rule</text:p>
          </table:table-cell>
          <table:table-cell office:value-type="float" office:value="4499805" calcext:value-type="float">
            <text:p>449980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day_Word_year,rule</text:p>
          </table:table-cell>
          <table:table-cell office:value-type="float" office:value="149219340" calcext:value-type="float">
            <text:p>1492193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dddd_Word,rule</text:p>
          </table:table-cell>
          <table:table-cell office:value-type="float" office:value="290310000" calcext:value-type="float">
            <text:p>29031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ddd_Word,rule</text:p>
          </table:table-cell>
          <table:table-cell office:value-type="float" office:value="29031000" calcext:value-type="float">
            <text:p>29031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dd_Word,rule</text:p>
          </table:table-cell>
          <table:table-cell office:value-type="float" office:value="2903100" calcext:value-type="float">
            <text:p>2903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d_sc_Word,rule</text:p>
          </table:table-cell>
          <table:table-cell office:value-type="float" office:value="1451550" calcext:value-type="float">
            <text:p>14515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d_Word,rule</text:p>
          </table:table-cell>
          <table:table-cell office:value-type="float" office:value="290310" calcext:value-type="float">
            <text:p>29031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sc_dddd_Word,rule</text:p>
          </table:table-cell>
          <table:table-cell office:value-type="float" office:value="1451550000" calcext:value-type="float">
            <text:p>14515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sc_dd_Word,rule</text:p>
          </table:table-cell>
          <table:table-cell office:value-type="float" office:value="14515500" calcext:value-type="float">
            <text:p>14515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sc_Word_d,rule</text:p>
          </table:table-cell>
          <table:table-cell office:value-type="float" office:value="1161240" calcext:value-type="float">
            <text:p>11612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sc_Word_dd_mon_sc,rule</text:p>
          </table:table-cell>
          <table:table-cell office:value-type="float" office:value="150961200" calcext:value-type="float">
            <text:p>150961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sc_Word_dd_sc,rule</text:p>
          </table:table-cell>
          <table:table-cell office:value-type="float" office:value="11612400" calcext:value-type="float">
            <text:p>11612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sc_Word_mon_day_sc,rule</text:p>
          </table:table-cell>
          <table:table-cell office:value-type="float" office:value="48307584" calcext:value-type="float">
            <text:p>4830758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sc_Word_year,rule</text:p>
          </table:table-cell>
          <table:table-cell office:value-type="float" office:value="15096120" calcext:value-type="float">
            <text:p>150961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sc_Word_year_sc,rule</text:p>
          </table:table-cell>
          <table:table-cell office:value-type="float" office:value="15096120" calcext:value-type="float">
            <text:p>150961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sc_year_Word,rule</text:p>
          </table:table-cell>
          <table:table-cell office:value-type="float" office:value="18870150" calcext:value-type="float">
            <text:p>188701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2sc_dd,rule</text:p>
          </table:table-cell>
          <table:table-cell office:value-type="float" office:value="20350731" calcext:value-type="float">
            <text:p>2035073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day_dd_mon,rule</text:p>
          </table:table-cell>
          <table:table-cell office:value-type="float" office:value="1207718631" calcext:value-type="float">
            <text:p>120771863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day_mon,rule</text:p>
          </table:table-cell>
          <table:table-cell office:value-type="float" office:value="12134958" calcext:value-type="float">
            <text:p>12134958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day_mon_dd,rule</text:p>
          </table:table-cell>
          <table:table-cell office:value-type="float" office:value="1060328244" calcext:value-type="float">
            <text:p>106032824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day_mon_sc,rule</text:p>
          </table:table-cell>
          <table:table-cell office:value-type="float" office:value="72635562" calcext:value-type="float">
            <text:p>7263556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day_mon_year,rule</text:p>
          </table:table-cell>
          <table:table-cell office:value-type="float" office:value="539976600" calcext:value-type="float">
            <text:p>539976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dd,rule</text:p>
          </table:table-cell>
          <table:table-cell office:value-type="float" office:value="2903100" calcext:value-type="float">
            <text:p>2903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ddd,rule</text:p>
          </table:table-cell>
          <table:table-cell office:value-type="float" office:value="29031000" calcext:value-type="float">
            <text:p>29031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dddd,rule</text:p>
          </table:table-cell>
          <table:table-cell office:value-type="float" office:value="290310000" calcext:value-type="float">
            <text:p>29031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ddd_sc,rule</text:p>
          </table:table-cell>
          <table:table-cell office:value-type="float" office:value="203246031" calcext:value-type="float">
            <text:p>20324603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dd_2sc,rule</text:p>
          </table:table-cell>
          <table:table-cell office:value-type="float" office:value="20321700" calcext:value-type="float">
            <text:p>20321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dd_age,rule</text:p>
          </table:table-cell>
          <table:table-cell office:value-type="float" office:value="32514720" calcext:value-type="float">
            <text:p>325147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dd_age_sc,rule</text:p>
          </table:table-cell>
          <table:table-cell office:value-type="float" office:value="194914134" calcext:value-type="float">
            <text:p>19491413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dd_sc,rule</text:p>
          </table:table-cell>
          <table:table-cell office:value-type="float" office:value="20350731" calcext:value-type="float">
            <text:p>2035073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mon_dd,rule</text:p>
          </table:table-cell>
          <table:table-cell office:value-type="float" office:value="37769331" calcext:value-type="float">
            <text:p>3776933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mon_dd_sc,rule</text:p>
          </table:table-cell>
          <table:table-cell office:value-type="float" office:value="226441800" calcext:value-type="float">
            <text:p>226441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pd,rule</text:p>
          </table:table-cell>
          <table:table-cell office:value-type="float" office:value="2003139" calcext:value-type="float">
            <text:p>200313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sc_dd,rule</text:p>
          </table:table-cell>
          <table:table-cell office:value-type="float" office:value="17418600" calcext:value-type="float">
            <text:p>17418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sc_year,rule</text:p>
          </table:table-cell>
          <table:table-cell office:value-type="float" office:value="13963911" calcext:value-type="float">
            <text:p>1396391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year,rule</text:p>
          </table:table-cell>
          <table:table-cell office:value-type="float" office:value="3774030" calcext:value-type="float">
            <text:p>377403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year_mon,rule</text:p>
          </table:table-cell>
          <table:table-cell office:value-type="float" office:value="27898791" calcext:value-type="float">
            <text:p>2789879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year_sc,rule</text:p>
          </table:table-cell>
          <table:table-cell office:value-type="float" office:value="124252680" calcext:value-type="float">
            <text:p>1242526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year_sc_Word,rule</text:p>
          </table:table-cell>
          <table:table-cell office:value-type="float" office:value="18870150" calcext:value-type="float">
            <text:p>188701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year_Word,rule</text:p>
          </table:table-cell>
          <table:table-cell office:value-type="float" office:value="3774030" calcext:value-type="float">
            <text:p>377403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year_Word_sc,rule</text:p>
          </table:table-cell>
          <table:table-cell office:value-type="float" office:value="15096120" calcext:value-type="float">
            <text:p>150961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1-0_sc_word,rule</text:p>
          </table:table-cell>
          <table:table-cell office:value-type="float" office:value="1190271" calcext:value-type="float">
            <text:p>119027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1-0_word,rule</text:p>
          </table:table-cell>
          <table:table-cell office:value-type="float" office:value="290310" calcext:value-type="float">
            <text:p>29031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day_cc_word,rule</text:p>
          </table:table-cell>
          <table:table-cell office:value-type="float" office:value="899961" calcext:value-type="float">
            <text:p>89996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day_dd_word,rule</text:p>
          </table:table-cell>
          <table:table-cell office:value-type="float" office:value="89996100" calcext:value-type="float">
            <text:p>89996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day_mon_dd_word,rule</text:p>
          </table:table-cell>
          <table:table-cell office:value-type="float" office:value="1060328244" calcext:value-type="float">
            <text:p>106032824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day_word,rule</text:p>
          </table:table-cell>
          <table:table-cell office:value-type="float" office:value="899961" calcext:value-type="float">
            <text:p>89996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day_word_dd,rule</text:p>
          </table:table-cell>
          <table:table-cell office:value-type="float" office:value="89996100" calcext:value-type="float">
            <text:p>89996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day_word_sc,rule</text:p>
          </table:table-cell>
          <table:table-cell office:value-type="float" office:value="4499805" calcext:value-type="float">
            <text:p>449980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day_word_year,rule</text:p>
          </table:table-cell>
          <table:table-cell office:value-type="float" office:value="149219340" calcext:value-type="float">
            <text:p>1492193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dddd_word,rule</text:p>
          </table:table-cell>
          <table:table-cell office:value-type="float" office:value="290310000" calcext:value-type="float">
            <text:p>29031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ddd_word,rule</text:p>
          </table:table-cell>
          <table:table-cell office:value-type="float" office:value="29031000" calcext:value-type="float">
            <text:p>29031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dd_word,rule</text:p>
          </table:table-cell>
          <table:table-cell office:value-type="float" office:value="2903100" calcext:value-type="float">
            <text:p>2903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d_sc_word,rule</text:p>
          </table:table-cell>
          <table:table-cell office:value-type="float" office:value="1451550" calcext:value-type="float">
            <text:p>14515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d_word,rule</text:p>
          </table:table-cell>
          <table:table-cell office:value-type="float" office:value="290310" calcext:value-type="float">
            <text:p>29031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sc_dddd_word,rule</text:p>
          </table:table-cell>
          <table:table-cell office:value-type="float" office:value="1451550000" calcext:value-type="float">
            <text:p>14515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sc_dd_word,rule</text:p>
          </table:table-cell>
          <table:table-cell office:value-type="float" office:value="14515500" calcext:value-type="float">
            <text:p>14515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sc_word_d,rule</text:p>
          </table:table-cell>
          <table:table-cell office:value-type="float" office:value="1161240" calcext:value-type="float">
            <text:p>11612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sc_word_dd_mon_sc,rule</text:p>
          </table:table-cell>
          <table:table-cell office:value-type="float" office:value="150961200" calcext:value-type="float">
            <text:p>150961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sc_word_dd_sc,rule</text:p>
          </table:table-cell>
          <table:table-cell office:value-type="float" office:value="11612400" calcext:value-type="float">
            <text:p>11612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sc_word_mon_day_sc,rule</text:p>
          </table:table-cell>
          <table:table-cell office:value-type="float" office:value="48307584" calcext:value-type="float">
            <text:p>4830758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sc_word_year,rule</text:p>
          </table:table-cell>
          <table:table-cell office:value-type="float" office:value="15096120" calcext:value-type="float">
            <text:p>150961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sc_word_year_sc,rule</text:p>
          </table:table-cell>
          <table:table-cell office:value-type="float" office:value="15096120" calcext:value-type="float">
            <text:p>150961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sc_year_word,rule</text:p>
          </table:table-cell>
          <table:table-cell office:value-type="float" office:value="18870150" calcext:value-type="float">
            <text:p>188701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2sc_dd,rule</text:p>
          </table:table-cell>
          <table:table-cell office:value-type="float" office:value="20350731" calcext:value-type="float">
            <text:p>2035073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day_dd_mon,rule</text:p>
          </table:table-cell>
          <table:table-cell office:value-type="float" office:value="1207718631" calcext:value-type="float">
            <text:p>120771863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day_mon,rule</text:p>
          </table:table-cell>
          <table:table-cell office:value-type="float" office:value="12134958" calcext:value-type="float">
            <text:p>1213495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day_mon_dd,rule</text:p>
          </table:table-cell>
          <table:table-cell office:value-type="float" office:value="1060328244" calcext:value-type="float">
            <text:p>106032824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day_mon_sc,rule</text:p>
          </table:table-cell>
          <table:table-cell office:value-type="float" office:value="72635562" calcext:value-type="float">
            <text:p>7263556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day_mon_year,rule</text:p>
          </table:table-cell>
          <table:table-cell office:value-type="float" office:value="539976600" calcext:value-type="float">
            <text:p>539976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dd,rule</text:p>
          </table:table-cell>
          <table:table-cell office:value-type="float" office:value="2903100" calcext:value-type="float">
            <text:p>2903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ddd,rule</text:p>
          </table:table-cell>
          <table:table-cell office:value-type="float" office:value="29031000" calcext:value-type="float">
            <text:p>29031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dddd,rule</text:p>
          </table:table-cell>
          <table:table-cell office:value-type="float" office:value="290310000" calcext:value-type="float">
            <text:p>29031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ddd_sc,rule</text:p>
          </table:table-cell>
          <table:table-cell office:value-type="float" office:value="203246031" calcext:value-type="float">
            <text:p>20324603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dd_2sc,rule</text:p>
          </table:table-cell>
          <table:table-cell office:value-type="float" office:value="20321700" calcext:value-type="float">
            <text:p>20321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dd_age,rule</text:p>
          </table:table-cell>
          <table:table-cell office:value-type="float" office:value="32514720" calcext:value-type="float">
            <text:p>325147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dd_age_sc,rule</text:p>
          </table:table-cell>
          <table:table-cell office:value-type="float" office:value="194914134" calcext:value-type="float">
            <text:p>19491413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dd_sc,rule</text:p>
          </table:table-cell>
          <table:table-cell office:value-type="float" office:value="20350731" calcext:value-type="float">
            <text:p>2035073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mon_dd,rule</text:p>
          </table:table-cell>
          <table:table-cell office:value-type="float" office:value="37769331" calcext:value-type="float">
            <text:p>3776933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mon_dd_sc,rule</text:p>
          </table:table-cell>
          <table:table-cell office:value-type="float" office:value="226441800" calcext:value-type="float">
            <text:p>226441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pd,rule</text:p>
          </table:table-cell>
          <table:table-cell office:value-type="float" office:value="2003139" calcext:value-type="float">
            <text:p>200313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sc_dd,rule</text:p>
          </table:table-cell>
          <table:table-cell office:value-type="float" office:value="17418600" calcext:value-type="float">
            <text:p>17418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sc_year,rule</text:p>
          </table:table-cell>
          <table:table-cell office:value-type="float" office:value="13963911" calcext:value-type="float">
            <text:p>1396391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year,rule</text:p>
          </table:table-cell>
          <table:table-cell office:value-type="float" office:value="3774030" calcext:value-type="float">
            <text:p>377403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year_mon,rule</text:p>
          </table:table-cell>
          <table:table-cell office:value-type="float" office:value="27898791" calcext:value-type="float">
            <text:p>2789879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word_year_sc,rule</text:p>
          </table:table-cell>
          <table:table-cell office:value-type="float" office:value="124252680" calcext:value-type="float">
            <text:p>1242526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year_sc_word,rule</text:p>
          </table:table-cell>
          <table:table-cell office:value-type="float" office:value="18870150" calcext:value-type="float">
            <text:p>188701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year_word,rule</text:p>
          </table:table-cell>
          <table:table-cell office:value-type="float" office:value="3774030" calcext:value-type="float">
            <text:p>377403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fem</text:p>
          </table:table-cell>
          <table:table-cell office:value-type="string" calcext:value-type="string">
            <text:p>year_word_sc,rule</text:p>
          </table:table-cell>
          <table:table-cell office:value-type="float" office:value="15096120" calcext:value-type="float">
            <text:p>15096120</text:p>
          </table:table-cell>
          <table:table-cell office:value-type="float" office:value="3.86118500982658" calcext:value-type="float">
            <text:p>3,8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3">00.00.0000</text:date>, <text:time style:data-style-name="N2" text:time-value="21:25:21.49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5S</meta:editing-duration>
    <meta:editing-cycles>3</meta:editing-cycles>
    <meta:generator>LibreOffice/5.2.0.4$Windows_x86 LibreOffice_project/066b007f5ebcc236395c7d282ba488bca6720265</meta:generator>
    <dc:date>2016-08-13T21:26:04.838000000</dc:date>
    <meta:document-statistic meta:table-count="3" meta:cell-count="772" meta:object-count="0"/>
    <meta:user-defined meta:name="Info 1"/>
    <meta:user-defined meta:name="Info 2"/>
    <meta:user-defined meta:name="Info 3"/>
    <meta:user-defined meta:name="Info 4"/>
  </office:meta>
</office:document-meta>
</file>